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df769" officeooo:paragraph-rsid="000df769"/>
    </style:style>
    <style:style style:name="P2" style:family="paragraph" style:parent-style-name="Standard">
      <style:paragraph-properties fo:text-align="justify" style:justify-single-word="false"/>
      <style:text-properties officeooo:rsid="000f9826" officeooo:paragraph-rsid="000f9826"/>
    </style:style>
    <style:style style:name="T1" style:family="text">
      <style:text-properties officeooo:rsid="000f98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hony Nixon and Guifré Ballester</text:p>
      <text:p text:style-name="P1">Consideration: it was possible to do this work in groups of two people. In our case, we have been working together, in order to be sure that our programs work correctly. Due to this, we have used the parameters that were assigned to Anthony. We hope it will not be an inconvenient for you.</text:p>
      <text:p text:style-name="P1">In this document, we give some instructions for reading the work and executing the programs. The we include a .pdf file for the report, and a folder for the program. The programs folder contains a program written in R. </text:p>
      <text:p text:style-name="P1">Let us describe the two functions that we have used. </text:p>
      <text:p text:style-name="P1"/>
      <text:p text:style-name="P1"/>
      <text:p text:style-name="P1">A) For the analysis of the service time we have used: analysisServTime(rho). We have used different rhos in order to get all the results.</text:p>
      <text:p text:style-name="P1">B) <text:span text:style-name="T1">For the results, we have created a main function.</text:span></text:p>
      <text:p text:style-name="P1"/>
      <text:p text:style-name="P1"/>
      <text:p text:style-name="P2">rho=c(0.4, 0.7, 0.85, 0.925)</text:p>
      <text:p text:style-name="P2">N = 100000</text:p>
      <text:p text:style-name="P2"><text:s text:c="2"/></text:p>
      <text:p text:style-name="P2">main(rho[i],N)</text:p>
      <text:p text:style-name="P2"/>
      <text:p text:style-name="P2">We were thinking of giving different values of i, from1 to 4.</text:p>
      <text:p text:style-name="P1"/>
      <text:p text:style-name="P1"/>
      <text:p text:style-name="P1">If a program does not work properly or shows any issue, we beg to write me at <text:a xlink:type="simple" xlink:href="mailto:guifre.ballester@gmail.com" text:style-name="Internet_20_link" text:visited-style-name="Visited_20_Internet_20_Link">guifre.ballester@gmail.com</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21:02:13.797158318</meta:creation-date>
    <dc:date>2018-01-11T21:21:11.994156745</dc:date>
    <meta:editing-duration>PT25S</meta:editing-duration>
    <meta:editing-cycles>1</meta:editing-cycles>
    <meta:document-statistic meta:table-count="0" meta:image-count="0" meta:object-count="0" meta:page-count="1" meta:paragraph-count="12" meta:word-count="180" meta:character-count="1003" meta:non-whitespace-character-count="829"/>
    <meta:generator>LibreOffice/5.1.6.2$Linux_X86_64 LibreOffice_project/10m0$Build-2</meta:generator>
  </office:meta>
</office:document-meta>
</file>